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61000001AAE2609D20.png" manifest:media-type="image/png"/>
  <manifest:file-entry manifest:full-path="Pictures/1001CF5100003EF700002C06AE6BDAC5.svg" manifest:media-type="image/svg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Object_20_with_20_no_20_fill_20_and_20_no_20_line">
      <style:graphic-properties draw:stroke="none" draw:fill="none" draw:fill-color="#ff950e" draw:textarea-vertical-align="middle" draw:shadow-offset-x="0.203cm" draw:shadow-offset-y="0.203cm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fo:min-height="1.921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36pt" style:font-size-asian="36pt" style:font-size-complex="36pt"/>
    </style:style>
    <style:style style:name="P3" style:family="paragraph">
      <style:text-properties fo:font-size="36pt" style:font-size-asian="36pt" style:font-size-complex="36pt"/>
    </style:style>
    <style:style style:name="P4" style:family="paragraph">
      <style:text-properties fo:font-size="40pt" fo:font-weight="bold" style:font-size-asian="40pt" style:font-weight-asian="bold" style:font-size-complex="40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2cm" svg:height="5.334cm" svg:x="5.92cm" svg:y="7.27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7.549cm" svg:y="8.409cm">
          <text:p text:style-name="P1"><text:span text:style-name="T1">3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9.736cm" svg:y="5.732cm">
          <draw:text-box>
            <text:p><text:span text:style-name="T1">200</text:span></text:p>
          </draw:text-box>
        </draw:frame>
        <draw:frame draw:style-name="gr4" draw:text-style-name="P1" draw:layer="layout" svg:width="9.144cm" svg:height="6.401cm" svg:x="14.768cm" svg:y="6.30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17.031cm" svg:y="7.951cm">
          <text:p text:style-name="P1"><text:span text:style-name="T1">5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19.269cm" svg:y="4.754cm">
          <draw:text-box>
            <text:p><text:span text:style-name="T1">3000</text:span></text:p>
          </draw:text-box>
        </draw:frame>
        <draw:frame draw:style-name="gr5" draw:text-style-name="P1" draw:layer="layout" svg:width="10.668cm" svg:height="7.468cm" svg:x="25.155cm" svg:y="5.254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27.969cm" svg:y="7.362cm">
          <text:p text:style-name="P1"><text:span text:style-name="T1">2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2.623cm" svg:height="1.673cm" svg:x="30.638cm" svg:y="3.581cm">
          <draw:text-box>
            <text:p><text:span text:style-name="T1">400</text:span></text:p>
          </draw:text-box>
        </draw:frame>
        <draw:frame draw:style-name="gr1" draw:text-style-name="P1" draw:layer="layout" svg:width="12.192cm" svg:height="8.534cm" svg:x="36.804cm" svg:y="4.277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40.276cm" svg:y="6.968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42.974cm" svg:y="2.772cm">
          <draw:text-box>
            <text:p><text:span text:style-name="T1">2000</text:span></text:p>
          </draw:text-box>
        </draw:frame>
        <draw:frame draw:style-name="gr1" draw:text-style-name="P1" draw:layer="layout" svg:width="13.716cm" svg:height="9.601cm" svg:x="50.184cm" svg:y="3.349cm">
          <draw:image xlink:href="Pictures/1001CF5100003EF700002C06AE6BDAC5.svg" xlink:type="simple" xlink:show="embed" xlink:actuate="onLoad">
            <text:p/>
          </draw:image>
          <draw:image xlink:href="Pictures/1000020100000261000001AAE2609D20.png" xlink:type="simple" xlink:show="embed" xlink:actuate="onLoad"/>
        </draw:frame>
        <draw:custom-shape draw:style-name="gr2" draw:text-style-name="P2" draw:layer="layout" svg:width="2.13cm" svg:height="2.129cm" svg:x="54.231cm" svg:y="6.266cm">
          <text:p text:style-name="P1"><text:span text:style-name="T1">4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3" draw:layer="layout" svg:width="3.33cm" svg:height="1.673cm" svg:x="57.114cm" svg:y="1.889cm">
          <draw:text-box>
            <text:p><text:span text:style-name="T1">1000</text:span></text:p>
          </draw:text-box>
        </draw:frame>
        <draw:custom-shape draw:style-name="gr2" draw:text-style-name="P2" draw:layer="layout" svg:width="2.921cm" svg:height="2.921cm" svg:x="7.4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071cm" svg:height="2.171cm" svg:x="1.995cm" svg:y="17.129cm">
          <draw:text-box>
            <text:p text:style-name="P4"><text:span text:style-name="T2">LDS</text:span></text:p>
          </draw:text-box>
        </draw:frame>
        <draw:custom-shape draw:style-name="gr2" draw:text-style-name="P2" draw:layer="layout" svg:width="2.921cm" svg:height="2.921cm" svg:x="16.7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16.6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16.689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7.4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frame draw:style-name="gr6" draw:text-style-name="P4" draw:layer="layout" svg:width="4.789cm" svg:height="2.171cm" svg:x="1.995cm" svg:y="24.429cm">
          <draw:text-box>
            <text:p text:style-name="P4"><text:span text:style-name="T2">PREV</text:span></text:p>
          </draw:text-box>
        </draw:frame>
        <draw:custom-shape draw:style-name="gr2" draw:text-style-name="P2" draw:layer="layout" svg:width="2.921cm" svg:height="2.921cm" svg:x="16.7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27.762cm" svg:y="23.989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40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921cm" svg:height="2.921cm" svg:x="54.262cm" svg:y="23.989cm">
          <text:p text:style-name="P1"><text:span text:style-name="T1">-1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29.2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7-08T08:36:02.058621804</meta:creation-date>
    <dc:date>2016-07-08T10:09:53.381900859</dc:date>
    <dc:creator>elucterio </dc:creator>
    <meta:editing-duration>PT59M55S</meta:editing-duration>
    <meta:editing-cycles>19</meta:editing-cycles>
    <meta:generator>LibreOffice/4.2.8.2$Linux_X86_64 LibreOffice_project/420m0$Build-2</meta:generator>
    <meta:document-statistic meta:object-count="27"/>
  </office:meta>
</office:document-meta>
</file>